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fo:color="#000000" style:text-outline="false" style:text-line-through-style="none" style:font-name="Arial" fo:font-size="11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1pt" style:language-asian="pl" style:country-asian="PL" style:font-style-asian="normal" style:font-weight-asian="normal" style:font-size-complex="6.2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font-name="Calibri" fo:font-size="11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1pt" style:language-asian="pl" style:country-asian="PL" style:font-style-asian="normal" style:font-weight-asian="normal" style:font-size-complex="6.2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fo:color="#000000" style:text-outline="false" style:text-line-through-style="none" style:font-name="Calibri" fo:font-size="11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1pt" style:language-asian="pl" style:country-asian="PL" style:font-style-asian="normal" style:font-weight-asian="normal" style:font-size-complex="6.2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number-columns-repeated="2" table:default-cell-style-name="ce1"/>
        <table:table-column table:style-name="co1" table:number-columns-repeated="5" table:default-cell-style-name="Default"/>
        <table:table-row table:style-name="ro1">
          <table:table-cell office:value-type="string">
            <text:p>wielkosc</text:p>
          </table:table-cell>
          <table:table-cell office:value-type="string">
            <text:p>czas</text:p>
            <draw:frame table:end-cell-address="Arkusz1.D5" table:end-x="1.794cm" table:end-y="0.368cm" draw:z-index="3" draw:style-name="gr1" draw:text-style-name="P1" svg:width="4.055cm" svg:height="2.281cm" svg:x="2.255cm" svg:y="0.062cm">
              <draw:object draw:notify-on-update-of-ranges="Arkusz1.B2:Arkusz1.B5 Arkusz1.A2:Arkusz1.A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 table:style-name="ce1" office:value-type="string">
            <text:p>wielkosc</text:p>
          </table:table-cell>
          <table:table-cell table:style-name="ce1" office:value-type="string">
            <text:p>czas</text:p>
          </table:table-cell>
          <table:table-cell>
            <draw:frame table:end-cell-address="Arkusz1.I7" table:end-x="1.502cm" table:end-y="0.43cm" draw:z-index="4" draw:style-name="gr1" draw:text-style-name="P1" svg:width="5.952cm" svg:height="3.35cm" svg:x="0.067cm" svg:y="0cm">
              <draw:object draw:notify-on-update-of-ranges="Arkusz1.F2:Arkusz1.F5 Arkusz1.E2:Arkusz1.E5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0081">
            <text:p>0,000081</text:p>
          </table:table-cell>
          <table:table-cell table:number-columns-repeated="2"/>
          <table:table-cell table:style-name="ce1" office:value-type="float" office:value="2000">
            <text:p>2000</text:p>
          </table:table-cell>
          <table:table-cell table:style-name="ce1" office:value-type="float" office:value="14.981764">
            <text:p>14,981764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20744">
            <text:p>0,020744</text:p>
          </table:table-cell>
          <table:table-cell table:number-columns-repeated="2"/>
          <table:table-cell table:style-name="ce1" office:value-type="float" office:value="3200">
            <text:p>3200</text:p>
          </table:table-cell>
          <table:table-cell table:style-name="ce1" office:value-type="float" office:value="61.890625">
            <text:p>61,890625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109375">
            <text:p>0,109375</text:p>
          </table:table-cell>
          <table:table-cell table:number-columns-repeated="2"/>
          <table:table-cell table:style-name="ce1" office:value-type="float" office:value="3900">
            <text:p>3900</text:p>
          </table:table-cell>
          <table:table-cell table:style-name="ce1" office:value-type="float" office:value="298.296875">
            <text:p>298,296875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4.981764">
            <text:p>14,981764</text:p>
          </table:table-cell>
          <table:table-cell table:number-columns-repeated="2"/>
          <table:table-cell table:style-name="ce1" office:value-type="float" office:value="5400">
            <text:p>5400</text:p>
          </table:table-cell>
          <table:table-cell table:style-name="ce3" office:value-type="float" office:value="952.58913">
            <text:p>952,58913</text:p>
          </table:table-cell>
          <table:table-cell/>
        </table:table-row>
        <table:table-row table:style-name="ro2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"/>
          <table:table-cell table:style-name="Default"/>
          <table:table-cell table:number-columns-repeated="5"/>
        </table:table-row>
        <table:table-row table:style-name="ro1">
          <table:table-cell office:value-type="string">
            <text:p>wielkosc</text:p>
          </table:table-cell>
          <table:table-cell office:value-type="string">
            <text:p>czas</text:p>
          </table:table-cell>
          <table:table-cell>
            <draw:frame table:end-cell-address="Arkusz1.D12" table:end-x="1.417cm" table:end-y="0.348cm" draw:z-index="0" draw:style-name="gr1" draw:text-style-name="P1" svg:width="3.587cm" svg:height="2.278cm" svg:x="0.088cm" svg:y="0.045cm">
              <draw:object draw:notify-on-update-of-ranges="Arkusz1.B9:Arkusz1.B12 Arkusz1.A9:Arkusz1.A1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0109">
            <text:p>0,000109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36288">
            <text:p>0,036288</text:p>
          </table:table-cell>
          <table:table-cell table:number-columns-repeated="5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140625">
            <text:p>0,140625</text:p>
          </table:table-cell>
          <table:table-cell table:number-columns-repeated="5"/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61.890625">
            <text:p>61,890625</text:p>
          </table:table-cell>
          <table:table-cell table:number-columns-repeated="5"/>
        </table:table-row>
        <table:table-row table:style-name="ro1">
          <table:table-cell table:style-name="ce2"/>
          <table:table-cell table:style-name="Default"/>
          <table:table-cell table:number-columns-repeated="5"/>
        </table:table-row>
        <table:table-row table:style-name="ro1">
          <table:table-cell office:value-type="string">
            <text:p>wielkosc</text:p>
          </table:table-cell>
          <table:table-cell office:value-type="string">
            <text:p>czas</text:p>
            <draw:frame table:end-cell-address="Arkusz1.D18" table:end-x="1.905cm" table:end-y="0.39cm" draw:z-index="1" draw:style-name="gr1" draw:text-style-name="P1" svg:width="4.195cm" svg:height="2.357cm" svg:x="2.226cm" svg:y="0.008cm">
              <draw:object draw:notify-on-update-of-ranges="Arkusz1.B15:Arkusz1.B18 Arkusz1.A15:Arkusz1.A1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0482">
            <text:p>0,000482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015625">
            <text:p>0,015625</text:p>
          </table:table-cell>
          <table:table-cell table:number-columns-repeated="5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0.609375">
            <text:p>0,609375</text:p>
          </table:table-cell>
          <table:table-cell table:number-columns-repeated="5"/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298.296875">
            <text:p>298,296875</text:p>
          </table:table-cell>
          <table:table-cell table:number-columns-repeated="5"/>
        </table:table-row>
        <table:table-row table:style-name="ro2">
          <table:table-cell table:style-name="Default" table:number-columns-repeated="2"/>
          <table:table-cell>
            <draw:frame table:end-cell-address="Arkusz1.D24" table:end-x="2.081cm" table:end-y="0.43cm" draw:z-index="2" draw:style-name="gr1" draw:text-style-name="P1" svg:width="4.316cm" svg:height="2.423cm" svg:x="0.023cm" svg:y="0.434cm">
              <draw:object draw:notify-on-update-of-ranges="Arkusz1.B21:Arkusz1.B24 Arkusz1.A21:Arkusz1.A24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string">
            <text:p>wielkosc</text:p>
          </table:table-cell>
          <table:table-cell office:value-type="string">
            <text:p>czas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style-name="ce3" office:value-type="float" office:value="0.000864">
            <text:p>0,000864</text:p>
          </table:table-cell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 table:style-name="ce3" office:value-type="float" office:value="0.16846">
            <text:p>0,16846</text:p>
          </table:table-cell>
          <table:table-cell table:number-columns-repeated="5"/>
        </table:table-row>
        <table:table-row table:style-name="ro1">
          <table:table-cell office:value-type="float" office:value="540">
            <text:p>540</text:p>
          </table:table-cell>
          <table:table-cell table:style-name="ce3" office:value-type="float" office:value="1.71875">
            <text:p>1,71875</text:p>
          </table:table-cell>
          <table:table-cell table:number-columns-repeated="5"/>
        </table:table-row>
        <table:table-row table:style-name="ro1">
          <table:table-cell office:value-type="float" office:value="5400">
            <text:p>5400</text:p>
          </table:table-cell>
          <table:table-cell table:style-name="ce3" office:value-type="float" office:value="952.58913">
            <text:p>952,58913</text:p>
          </table:table-cell>
          <table:table-cell table:number-columns-repeated="5"/>
        </table:table-row>
      </table:table>
      <table:table table:name="Arkusz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7">17.01.2015</text:date>, <text:time>00:04:4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6T23:32:54.92</meta:creation-date>
    <dc:date>2015-01-17T00:04:44.45</dc:date>
    <meta:editing-duration>PT14M6S</meta:editing-duration>
    <meta:editing-cycles>2</meta:editing-cycles>
    <meta:generator>OpenOffice/4.1.1$Win32 OpenOffice.org_project/411m6$Build-9775</meta:generator>
    <meta:document-statistic meta:table-count="3" meta:cell-count="5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4.056cm" svg:height="2.282cm" xlink:href=".." xlink:type="simple" chart:class="chart:line" chart:column-mapping="0" chart:style-name="ch1">
        <chart:plot-area chart:style-name="ch2" table:cell-range-address="Arkusz1.A2:Arkusz1.B5" chart:data-source-has-labels="column" svg:x="-0.546cm" svg:y="0.057cm" svg:width="5.165cm" svg:height="2.998cm">
          <chartooo:coordinate-region svg:x="0.446cm" svg:y="0.27cm" svg:width="3.377cm" svg:height="1.688cm"/>
          <chart:axis chart:dimension="x" chart:name="primary-x" chart:style-name="ch3" chartooo:axis-type="auto">
            <chartooo:date-scale/>
            <chart:categories table:cell-range-address="Arkusz1.B2:Arkusz1.B5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Arkusz1.A2:Arkusz1.A5" chart:class="chart:line">
            <chart:data-point chart:repeated="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</table:table-row>
          </table:table-header-rows>
          <table:table-rows>
            <table:table-row>
              <table:table-cell office:value-type="float" office:value="0.000081">
                <text:p>0</text:p>
                <draw:g>
                  <svg:desc>Arkusz1.B2:Arkusz1.B5</svg:desc>
                </draw:g>
              </table:table-cell>
              <table:table-cell office:value-type="float" office:value="2">
                <text:p>2</text:p>
                <draw:g>
                  <svg:desc>Arkusz1.A2:Arkusz1.A5</svg:desc>
                </draw:g>
              </table:table-cell>
            </table:table-row>
            <table:table-row>
              <table:table-cell office:value-type="float" office:value="0.020744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.109375">
                <text:p>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4.981764">
                <text:p>10</text:p>
              </table:table-cell>
              <table:table-cell office:value-type="float" office:value="2000">
                <text:p>2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.588cm" svg:height="2.279cm" xlink:href=".." xlink:type="simple" chart:class="chart:line" chart:column-mapping="0" chart:style-name="ch1">
        <chart:plot-area chart:style-name="ch2" table:cell-range-address="Arkusz1.A9:Arkusz1.B12" chart:data-source-has-labels="column" svg:x="0.521cm" svg:y="0.315cm" svg:width="2.925cm" svg:height="1.499cm">
          <chartooo:coordinate-region svg:x="1.513cm" svg:y="0.527cm" svg:width="1.609cm" svg:height="0.499cm"/>
          <chart:axis chart:dimension="x" chart:name="primary-x" chart:style-name="ch3" chartooo:axis-type="auto">
            <chartooo:date-scale/>
            <chart:categories table:cell-range-address="Arkusz1.B9:Arkusz1.B1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Arkusz1.A9:Arkusz1.A12" chart:class="chart:line">
            <chart:data-point chart:repeated="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</table:table-row>
          </table:table-header-rows>
          <table:table-rows>
            <table:table-row>
              <table:table-cell office:value-type="float" office:value="0.000109">
                <text:p>0</text:p>
                <draw:g>
                  <svg:desc>Arkusz1.B9:Arkusz1.B12</svg:desc>
                </draw:g>
              </table:table-cell>
              <table:table-cell office:value-type="float" office:value="3">
                <text:p>3</text:p>
                <draw:g>
                  <svg:desc>Arkusz1.A9:Arkusz1.A12</svg:desc>
                </draw:g>
              </table:table-cell>
            </table:table-row>
            <table:table-row>
              <table:table-cell office:value-type="float" office:value="0.036288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0.140625">
                <text:p>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61.890625">
                <text:p>60</text:p>
              </table:table-cell>
              <table:table-cell office:value-type="float" office:value="3200">
                <text:p>32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4.196cm" svg:height="2.361cm" xlink:href=".." xlink:type="simple" chart:class="chart:line" chart:column-mapping="0" chart:style-name="ch1">
        <chart:plot-area chart:style-name="ch2" table:cell-range-address="Arkusz1.A15:Arkusz1.B18" chart:data-source-has-labels="column" svg:x="0.533cm" svg:y="0.323cm" svg:width="3.497cm" svg:height="1.571cm">
          <chartooo:coordinate-region svg:x="1.525cm" svg:y="0.535cm" svg:width="2.341cm" svg:height="0.523cm"/>
          <chart:axis chart:dimension="x" chart:name="primary-x" chart:style-name="ch3" chartooo:axis-type="auto">
            <chartooo:date-scale/>
            <chart:categories table:cell-range-address="Arkusz1.B15:Arkusz1.B18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Arkusz1.A15:Arkusz1.A18" chart:class="chart:line">
            <chart:data-point chart:repeated="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</table:table-row>
          </table:table-header-rows>
          <table:table-rows>
            <table:table-row>
              <table:table-cell office:value-type="float" office:value="0.000482">
                <text:p>0</text:p>
                <draw:g>
                  <svg:desc>Arkusz1.B15:Arkusz1.B18</svg:desc>
                </draw:g>
              </table:table-cell>
              <table:table-cell office:value-type="float" office:value="3">
                <text:p>3</text:p>
                <draw:g>
                  <svg:desc>Arkusz1.A15:Arkusz1.A18</svg:desc>
                </draw:g>
              </table:table-cell>
            </table:table-row>
            <table:table-row>
              <table:table-cell office:value-type="float" office:value="0.015625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0.609375">
                <text:p>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298.296875">
                <text:p>300</text:p>
              </table:table-cell>
              <table:table-cell office:value-type="float" office:value="3900">
                <text:p>39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4.317cm" svg:height="2.428cm" xlink:href=".." xlink:type="simple" chart:class="chart:line" chart:column-mapping="0" chart:style-name="ch1">
        <chart:plot-area chart:style-name="ch2" table:cell-range-address="Arkusz1.A21:Arkusz1.B24" chart:data-source-has-labels="column" svg:x="0.536cm" svg:y="0.327cm" svg:width="3.609cm" svg:height="1.633cm">
          <chartooo:coordinate-region svg:x="1.713cm" svg:y="0.539cm" svg:width="2.429cm" svg:height="0.544cm"/>
          <chart:axis chart:dimension="x" chart:name="primary-x" chart:style-name="ch3" chartooo:axis-type="auto">
            <chartooo:date-scale/>
            <chart:categories table:cell-range-address="Arkusz1.B21:Arkusz1.B24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Arkusz1.A21:Arkusz1.A24" chart:class="chart:line">
            <chart:data-point chart:repeated="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</table:table-row>
          </table:table-header-rows>
          <table:table-rows>
            <table:table-row>
              <table:table-cell office:value-type="float" office:value="0.000864">
                <text:p>0</text:p>
                <draw:g>
                  <svg:desc>Arkusz1.B21:Arkusz1.B24</svg:desc>
                </draw:g>
              </table:table-cell>
              <table:table-cell office:value-type="float" office:value="5">
                <text:p>5</text:p>
                <draw:g>
                  <svg:desc>Arkusz1.A21:Arkusz1.A24</svg:desc>
                </draw:g>
              </table:table-cell>
            </table:table-row>
            <table:table-row>
              <table:table-cell office:value-type="float" office:value="0.16846">
                <text:p>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.71875">
                <text:p/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952.58913">
                <text:p>950</text:p>
              </table:table-cell>
              <table:table-cell office:value-type="float" office:value="5400">
                <text:p>54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5.953cm" svg:height="3.351cm" xlink:href=".." xlink:type="simple" chart:class="chart:line" chart:column-mapping="0" chart:style-name="ch1">
        <chart:plot-area chart:style-name="ch2" table:cell-range-address="Arkusz1.E2:Arkusz1.F5" chart:data-source-has-labels="column" svg:x="0.569cm" svg:y="0.403cm" svg:width="5.146cm" svg:height="2.461cm">
          <chartooo:coordinate-region svg:x="1.746cm" svg:y="0.615cm" svg:width="3.173cm" svg:height="1.152cm"/>
          <chart:axis chart:dimension="x" chart:name="primary-x" chart:style-name="ch3" chartooo:axis-type="auto">
            <chartooo:date-scale/>
            <chart:categories table:cell-range-address="Arkusz1.F2:Arkusz1.F5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Arkusz1.E2:Arkusz1.E5" chart:class="chart:line">
            <chart:data-point chart:repeated="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float" office:value="14.981764">
                <text:p>10</text:p>
                <draw:g>
                  <svg:desc>Arkusz1.F2:Arkusz1.F5</svg:desc>
                </draw:g>
              </table:table-cell>
              <table:table-cell office:value-type="float" office:value="2000">
                <text:p>2000</text:p>
                <draw:g>
                  <svg:desc>Arkusz1.E2:Arkusz1.E5</svg:desc>
                </draw:g>
              </table:table-cell>
            </table:table-row>
            <table:table-row>
              <table:table-cell office:value-type="float" office:value="61.890625">
                <text:p>6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float" office:value="298.296875">
                <text:p>300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float" office:value="952.58913">
                <text:p>950</text:p>
              </table:table-cell>
              <table:table-cell office:value-type="float" office:value="5400">
                <text:p>54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